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Pictures/2000000E000000DF000000DFE70F953EE04EB1F2.svm" manifest:media-type="image/x-svm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4.3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 style:data-style-name="N61">
      <style:table-cell-properties style:text-align-source="fix" style:repeat-content="false"/>
      <style:paragraph-properties fo:text-align="center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shapes>
          <draw:frame draw:z-index="0" draw:style-name="gr1" draw:text-style-name="P1" svg:width="186.32mm" svg:height="103.86mm" svg:x="262.27mm" svg:y="115.02mm">
            <draw:object draw:notify-on-update-of-ranges="Tabelle1.V1:Tabelle1.V6 Tabelle1.A1:Tabelle1.A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91.28mm" svg:height="107.59mm" svg:x="57.24mm" svg:y="113.63mm">
            <draw:object draw:notify-on-update-of-ranges="Tabelle1.K1:Tabelle1.K13 Tabelle1.J1:Tabelle1.J13 Tabelle1.M1:Tabelle1.M13 Tabelle1.J1:Tabelle1.J1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number-columns-repeated="20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table:formula="of:=([.A1]*SQRT([.$B$21]/([.$B$22]*[.$B$23])))/(2*[.$B$20])" office:value-type="float" office:value="405.692726752962" calcext:value-type="float">
            <text:p>405,692726752962</text:p>
          </table:table-cell>
          <table:table-cell/>
          <table:table-cell table:formula="of:=SUM(ABS([.F1]);ABS([.G1]);ABS([.H1]))" office:value-type="float" office:value="18.2476676152721" calcext:value-type="float">
            <text:p>18,2476676152721</text:p>
          </table:table-cell>
          <table:table-cell/>
          <table:table-cell table:formula="of:=((-1*[.$A1])/(2*([.$B$20])^2)*SQRT((4*[.$B$21])/([.$B$22]*[.$B$24]^2*PI()))*[.$C$20])" office:value-type="float" office:value="-0.45076969639218" calcext:value-type="float">
            <text:p>-0,45076969639218</text:p>
          </table:table-cell>
          <table:table-cell table:formula="of:=([.$A1]/(4*[.$B$20]*[.$B$21]^(1/2))*(4/([.$B$22]*[.$B$24]^2*PI()))^0.5*[.$C$21])" office:value-type="float" office:value="10.1423181688241" calcext:value-type="float">
            <text:p>10,1423181688241</text:p>
          </table:table-cell>
          <table:table-cell table:formula="of:=([.$A1]/(2*[.$B$20]))*(4*[.$B$21]/([.$B$22]*PI()))^(0.5)*(-1*([.$B$24]^(-2)))*[.C$24]" office:value-type="float" office:value="-7.65457975005589" calcext:value-type="float">
            <text:p>-7,65457975005589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0.306" calcext:value-type="float">
            <text:p>0,306</text:p>
          </table:table-cell>
          <table:table-cell table:formula="of:=[.K1]*(1/3)" office:value-type="float" office:value="0.102" calcext:value-type="float">
            <text:p>0,102</text:p>
          </table:table-cell>
          <table:table-cell office:value-type="float" office:value="0.307" calcext:value-type="float">
            <text:p>0,307</text:p>
          </table:table-cell>
          <table:table-cell table:formula="of:=[.M1]*(1/3)" office:value-type="float" office:value="0.102333333333333" calcext:value-type="float">
            <text:p>0,102333333333333</text:p>
          </table:table-cell>
          <table:table-cell table:formula="of:=[.K1]-[.K2]" office:value-type="float" office:value="0.013" calcext:value-type="float">
            <text:p>0,013</text:p>
          </table:table-cell>
          <table:table-cell table:formula="of:=[.L1]-[.L2]" office:value-type="float" office:value="0.00433333333333334" calcext:value-type="float">
            <text:p>0,004333333333333</text:p>
          </table:table-cell>
          <table:table-cell table:formula="of:=[.M1]-[.M2]" office:value-type="float" office:value="0.013" calcext:value-type="float">
            <text:p>0,013</text:p>
          </table:table-cell>
          <table:table-cell table:formula="of:=[.N1]-[.N2]" office:value-type="float" office:value="0.00433333333333334" calcext:value-type="float">
            <text:p>0,004333333333333</text:p>
          </table:table-cell>
          <table:table-cell table:formula="of:=[.K1]-[.M1]" office:value-type="float" office:value="-0.001" calcext:value-type="float">
            <text:p>-0,001</text:p>
          </table:table-cell>
          <table:table-cell table:formula="of:=ABS([.L1]-[.N1])" office:value-type="float" office:value="0.000333333333333338" calcext:value-type="float">
            <text:p>0,000333333333333</text:p>
          </table:table-cell>
          <table:table-cell/>
          <table:table-cell table:formula="of:=0.1*[.B1]" office:value-type="float" office:value="40.5692726752962" calcext:value-type="float">
            <text:p>40,5692726752962</text:p>
          </table:table-cell>
        </table:table-row>
        <table:table-row table:style-name="ro1">
          <table:table-cell table:formula="of:=[.A1]+1" office:value-type="float" office:value="2" calcext:value-type="float">
            <text:p>2</text:p>
          </table:table-cell>
          <table:table-cell table:formula="of:=([.A2]*SQRT([.$B$21]/([.$B$22]*[.$B$23])))/(2*[.$B$20])" office:value-type="float" office:value="811.385453505924" calcext:value-type="float">
            <text:p>811,385453505924</text:p>
          </table:table-cell>
          <table:table-cell/>
          <table:table-cell table:formula="of:=SUM(ABS([.F2]);ABS([.G2]);ABS([.H2]))" office:value-type="float" office:value="36.4953352305443" calcext:value-type="float">
            <text:p>36,4953352305443</text:p>
          </table:table-cell>
          <table:table-cell/>
          <table:table-cell table:formula="of:=((-1*[.$A2])/(2*([.$B$20])^2)*SQRT((4*[.$B$21])/([.$B$22]*[.$B$24]^2*PI()))*[.$C$20])" office:value-type="float" office:value="-0.90153939278436" calcext:value-type="float">
            <text:p>-0,90153939278436</text:p>
          </table:table-cell>
          <table:table-cell table:formula="of:=([.$A2]/(4*[.$B$20]*[.$B$21]^(1/2))*(4/([.$B$22]*[.$B$24]^2*PI()))^0.5*[.$C$21])" office:value-type="float" office:value="20.2846363376481" calcext:value-type="float">
            <text:p>20,2846363376481</text:p>
          </table:table-cell>
          <table:table-cell table:formula="of:=([.$A2]/(2*[.$B$20]))*(4*[.$B$21]/([.$B$22]*PI()))^(0.5)*(-1*([.$B$24]^(-2)))*[.C$24]" office:value-type="float" office:value="-15.3091595001118" calcext:value-type="float">
            <text:p>-15,3091595001118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0.293" calcext:value-type="float">
            <text:p>0,293</text:p>
          </table:table-cell>
          <table:table-cell table:formula="of:=[.K2]*(1/3)" office:value-type="float" office:value="0.0976666666666667" calcext:value-type="float">
            <text:p>0,097666666666667</text:p>
          </table:table-cell>
          <table:table-cell office:value-type="float" office:value="0.294" calcext:value-type="float">
            <text:p>0,294</text:p>
          </table:table-cell>
          <table:table-cell table:formula="of:=[.M2]*(1/3)" office:value-type="float" office:value="0.098" calcext:value-type="float">
            <text:p>0,098</text:p>
          </table:table-cell>
          <table:table-cell table:formula="of:=[.K2]-[.K3]" office:value-type="float" office:value="0.012" calcext:value-type="float">
            <text:p>0,012</text:p>
          </table:table-cell>
          <table:table-cell table:formula="of:=[.L2]-[.L3]" office:value-type="float" office:value="0.00399999999999998" calcext:value-type="float">
            <text:p>0,004</text:p>
          </table:table-cell>
          <table:table-cell table:formula="of:=[.M2]-[.M3]" office:value-type="float" office:value="0.013" calcext:value-type="float">
            <text:p>0,013</text:p>
          </table:table-cell>
          <table:table-cell table:formula="of:=[.N2]-[.N3]" office:value-type="float" office:value="0.00433333333333331" calcext:value-type="float">
            <text:p>0,004333333333333</text:p>
          </table:table-cell>
          <table:table-cell table:formula="of:=[.K2]-[.M2]" office:value-type="float" office:value="-0.001" calcext:value-type="float">
            <text:p>-0,001</text:p>
          </table:table-cell>
          <table:table-cell table:formula="of:=ABS([.L2]-[.N2])" office:value-type="float" office:value="0.000333333333333338" calcext:value-type="float">
            <text:p>0,000333333333333</text:p>
          </table:table-cell>
          <table:table-cell/>
          <table:table-cell table:formula="of:=0.1*[.B2]" office:value-type="float" office:value="81.1385453505924" calcext:value-type="float">
            <text:p>81,1385453505924</text:p>
          </table:table-cell>
        </table:table-row>
        <table:table-row table:style-name="ro1">
          <table:table-cell table:formula="of:=[.A2]+1" office:value-type="float" office:value="3" calcext:value-type="float">
            <text:p>3</text:p>
          </table:table-cell>
          <table:table-cell table:formula="of:=([.A3]*SQRT([.$B$21]/([.$B$22]*[.$B$23])))/(2*[.$B$20])" office:value-type="float" office:value="1217.07818025889" calcext:value-type="float">
            <text:p>1217,07818025889</text:p>
          </table:table-cell>
          <table:table-cell/>
          <table:table-cell table:formula="of:=SUM(ABS([.F3]);ABS([.G3]);ABS([.H1]))" office:value-type="float" office:value="39.4338433457046" calcext:value-type="float">
            <text:p>39,4338433457046</text:p>
          </table:table-cell>
          <table:table-cell/>
          <table:table-cell table:formula="of:=((-1*[.$A3])/(2*([.$B$20])^2)*SQRT((4*[.$B$21])/([.$B$22]*[.$B$24]^2*PI()))*[.$C$20])" office:value-type="float" office:value="-1.35230908917654" calcext:value-type="float">
            <text:p>-1,35230908917654</text:p>
          </table:table-cell>
          <table:table-cell table:formula="of:=([.$A3]/(4*[.$B$20]*[.$B$21]^(1/2))*(4/([.$B$22]*[.$B$24]^2*PI()))^0.5*[.$C$21])" office:value-type="float" office:value="30.4269545064722" calcext:value-type="float">
            <text:p>30,4269545064722</text:p>
          </table:table-cell>
          <table:table-cell table:formula="of:=([.$A3]/(2*[.$B$20]))*(4*[.$B$21]/([.$B$22]*PI()))^(0.5)*(-1*([.$B$24]^(-2)))*[.C$24]" office:value-type="float" office:value="-22.9637392501677" calcext:value-type="float">
            <text:p>-22,9637392501677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0.281" calcext:value-type="float">
            <text:p>0,281</text:p>
          </table:table-cell>
          <table:table-cell table:formula="of:=[.K3]*(1/3)" office:value-type="float" office:value="0.0936666666666667" calcext:value-type="float">
            <text:p>0,093666666666667</text:p>
          </table:table-cell>
          <table:table-cell office:value-type="float" office:value="0.281" calcext:value-type="float">
            <text:p>0,281</text:p>
          </table:table-cell>
          <table:table-cell table:formula="of:=[.M3]*(1/3)" office:value-type="float" office:value="0.0936666666666667" calcext:value-type="float">
            <text:p>0,093666666666667</text:p>
          </table:table-cell>
          <table:table-cell table:formula="of:=[.K3]-[.K4]" office:value-type="float" office:value="0.014" calcext:value-type="float">
            <text:p>0,014</text:p>
          </table:table-cell>
          <table:table-cell table:formula="of:=[.L3]-[.L4]" office:value-type="float" office:value="0.00466666666666668" calcext:value-type="float">
            <text:p>0,004666666666667</text:p>
          </table:table-cell>
          <table:table-cell table:formula="of:=[.M3]-[.M4]" office:value-type="float" office:value="0.013" calcext:value-type="float">
            <text:p>0,013</text:p>
          </table:table-cell>
          <table:table-cell table:formula="of:=[.N3]-[.N4]" office:value-type="float" office:value="0.00433333333333334" calcext:value-type="float">
            <text:p>0,004333333333333</text:p>
          </table:table-cell>
          <table:table-cell table:formula="of:=[.K3]-[.M3]" office:value-type="float" office:value="0" calcext:value-type="float">
            <text:p>0</text:p>
          </table:table-cell>
          <table:table-cell table:formula="of:=ABS([.L3]-[.N3])" office:value-type="float" office:value="0" calcext:value-type="float">
            <text:p>0</text:p>
          </table:table-cell>
          <table:table-cell/>
          <table:table-cell table:formula="of:=0.1*[.B3]" office:value-type="float" office:value="121.707818025889" calcext:value-type="float">
            <text:p>121,707818025889</text:p>
          </table:table-cell>
        </table:table-row>
        <table:table-row table:style-name="ro1">
          <table:table-cell table:formula="of:=[.A3]+1" office:value-type="float" office:value="4" calcext:value-type="float">
            <text:p>4</text:p>
          </table:table-cell>
          <table:table-cell table:formula="of:=([.A4]*SQRT([.$B$21]/([.$B$22]*[.$B$23])))/(2*[.$B$20])" office:value-type="float" office:value="1622.77090701185" calcext:value-type="float">
            <text:p>1622,77090701185</text:p>
          </table:table-cell>
          <table:table-cell/>
          <table:table-cell table:formula="of:=SUM(ABS([.F4]);ABS([.G4]);ABS([.H4]))" office:value-type="float" office:value="72.9906704610885" calcext:value-type="float">
            <text:p>72,9906704610885</text:p>
          </table:table-cell>
          <table:table-cell/>
          <table:table-cell table:formula="of:=((-1*[.$A4])/(2*([.$B$20])^2)*SQRT((4*[.$B$21])/([.$B$22]*[.$B$24]^2*PI()))*[.$C$20])" office:value-type="float" office:value="-1.80307878556872" calcext:value-type="float">
            <text:p>-1,80307878556872</text:p>
          </table:table-cell>
          <table:table-cell table:formula="of:=([.$A4]/(4*[.$B$20]*[.$B$21]^(1/2))*(4/([.$B$22]*[.$B$24]^2*PI()))^0.5*[.$C$21])" office:value-type="float" office:value="40.5692726752962" calcext:value-type="float">
            <text:p>40,5692726752962</text:p>
          </table:table-cell>
          <table:table-cell table:formula="of:=([.$A4]/(2*[.$B$20]))*(4*[.$B$21]/([.$B$22]*PI()))^(0.5)*(-1*([.$B$24]^(-2)))*[.C$24]" office:value-type="float" office:value="-30.6183190002236" calcext:value-type="float">
            <text:p>-30,6183190002236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0.267" calcext:value-type="float">
            <text:p>0,267</text:p>
          </table:table-cell>
          <table:table-cell table:formula="of:=[.K4]*(1/3)" office:value-type="float" office:value="0.089" calcext:value-type="float">
            <text:p>0,089</text:p>
          </table:table-cell>
          <table:table-cell office:value-type="float" office:value="0.268" calcext:value-type="float">
            <text:p>0,268</text:p>
          </table:table-cell>
          <table:table-cell table:formula="of:=[.M4]*(1/3)" office:value-type="float" office:value="0.0893333333333333" calcext:value-type="float">
            <text:p>0,089333333333333</text:p>
          </table:table-cell>
          <table:table-cell table:formula="of:=[.K4]-[.K5]" office:value-type="float" office:value="0.014" calcext:value-type="float">
            <text:p>0,014</text:p>
          </table:table-cell>
          <table:table-cell table:formula="of:=[.L4]-[.L5]" office:value-type="float" office:value="0.00466666666666667" calcext:value-type="float">
            <text:p>0,004666666666667</text:p>
          </table:table-cell>
          <table:table-cell table:formula="of:=[.M4]-[.M5]" office:value-type="float" office:value="0.014" calcext:value-type="float">
            <text:p>0,014</text:p>
          </table:table-cell>
          <table:table-cell table:formula="of:=[.N4]-[.N5]" office:value-type="float" office:value="0.00466666666666667" calcext:value-type="float">
            <text:p>0,004666666666667</text:p>
          </table:table-cell>
          <table:table-cell table:formula="of:=[.K4]-[.M4]" office:value-type="float" office:value="-0.001" calcext:value-type="float">
            <text:p>-0,001</text:p>
          </table:table-cell>
          <table:table-cell table:formula="of:=ABS([.L4]-[.N4])" office:value-type="float" office:value="0.000333333333333338" calcext:value-type="float">
            <text:p>0,000333333333333</text:p>
          </table:table-cell>
          <table:table-cell/>
          <table:table-cell table:formula="of:=0.1*[.B4]" office:value-type="float" office:value="162.277090701185" calcext:value-type="float">
            <text:p>162,277090701185</text:p>
          </table:table-cell>
        </table:table-row>
        <table:table-row table:style-name="ro1">
          <table:table-cell table:formula="of:=[.A4]+1" office:value-type="float" office:value="5" calcext:value-type="float">
            <text:p>5</text:p>
          </table:table-cell>
          <table:table-cell table:formula="of:=([.A5]*SQRT([.$B$21]/([.$B$22]*[.$B$23])))/(2*[.$B$20])" office:value-type="float" office:value="2028.46363376481" calcext:value-type="float">
            <text:p>2028,46363376481</text:p>
          </table:table-cell>
          <table:table-cell/>
          <table:table-cell table:formula="of:=SUM(ABS([.F5]);ABS([.G5]);ABS([.H5]))" office:value-type="float" office:value="91.2383380763606" calcext:value-type="float">
            <text:p>91,2383380763606</text:p>
          </table:table-cell>
          <table:table-cell/>
          <table:table-cell table:formula="of:=((-1*[.$A5])/(2*([.$B$20])^2)*SQRT((4*[.$B$21])/([.$B$22]*[.$B$24]^2*PI()))*[.$C$20])" office:value-type="float" office:value="-2.2538484819609" calcext:value-type="float">
            <text:p>-2,2538484819609</text:p>
          </table:table-cell>
          <table:table-cell table:formula="of:=([.$A5]/(4*[.$B$20]*[.$B$21]^(1/2))*(4/([.$B$22]*[.$B$24]^2*PI()))^0.5*[.$C$21])" office:value-type="float" office:value="50.7115908441203" calcext:value-type="float">
            <text:p>50,7115908441203</text:p>
          </table:table-cell>
          <table:table-cell table:formula="of:=([.$A5]/(2*[.$B$20]))*(4*[.$B$21]/([.$B$22]*PI()))^(0.5)*(-1*([.$B$24]^(-2)))*[.C$24]" office:value-type="float" office:value="-38.2728987502794" calcext:value-type="float">
            <text:p>-38,2728987502794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0.253" calcext:value-type="float">
            <text:p>0,253</text:p>
          </table:table-cell>
          <table:table-cell table:formula="of:=[.K5]*(1/3)" office:value-type="float" office:value="0.0843333333333333" calcext:value-type="float">
            <text:p>0,084333333333333</text:p>
          </table:table-cell>
          <table:table-cell office:value-type="float" office:value="0.254" calcext:value-type="float">
            <text:p>0,254</text:p>
          </table:table-cell>
          <table:table-cell table:formula="of:=[.M5]*(1/3)" office:value-type="float" office:value="0.0846666666666667" calcext:value-type="float">
            <text:p>0,084666666666667</text:p>
          </table:table-cell>
          <table:table-cell table:formula="of:=[.K5]-[.K6]" office:value-type="float" office:value="0.013" calcext:value-type="float">
            <text:p>0,013</text:p>
          </table:table-cell>
          <table:table-cell table:formula="of:=[.L5]-[.L6]" office:value-type="float" office:value="0.00433333333333334" calcext:value-type="float">
            <text:p>0,004333333333333</text:p>
          </table:table-cell>
          <table:table-cell table:formula="of:=[.M5]-[.M6]" office:value-type="float" office:value="0.015" calcext:value-type="float">
            <text:p>0,015</text:p>
          </table:table-cell>
          <table:table-cell table:formula="of:=[.N5]-[.N6]" office:value-type="float" office:value="0.005" calcext:value-type="float">
            <text:p>0,005</text:p>
          </table:table-cell>
          <table:table-cell table:formula="of:=[.K5]-[.M5]" office:value-type="float" office:value="-0.001" calcext:value-type="float">
            <text:p>-0,001</text:p>
          </table:table-cell>
          <table:table-cell table:formula="of:=ABS([.L5]-[.N5])" office:value-type="float" office:value="0.000333333333333338" calcext:value-type="float">
            <text:p>0,000333333333333</text:p>
          </table:table-cell>
          <table:table-cell/>
          <table:table-cell table:formula="of:=0.1*[.B5]" office:value-type="float" office:value="202.846363376481" calcext:value-type="float">
            <text:p>202,846363376481</text:p>
          </table:table-cell>
        </table:table-row>
        <table:table-row table:style-name="ro1">
          <table:table-cell table:formula="of:=[.A5]+1" office:value-type="float" office:value="6" calcext:value-type="float">
            <text:p>6</text:p>
          </table:table-cell>
          <table:table-cell table:formula="of:=([.A6]*SQRT([.$B$21]/([.$B$22]*[.$B$23])))/(2*[.$B$20])" office:value-type="float" office:value="2434.15636051777" calcext:value-type="float">
            <text:p>2434,15636051777</text:p>
          </table:table-cell>
          <table:table-cell/>
          <table:table-cell table:formula="of:=SUM(ABS([.F6]);ABS([.G6]);ABS([.H6]))" office:value-type="float" office:value="109.486005691633" calcext:value-type="float">
            <text:p>109,486005691633</text:p>
          </table:table-cell>
          <table:table-cell/>
          <table:table-cell table:formula="of:=((-1*[.$A6])/(2*([.$B$20])^2)*SQRT((4*[.$B$21])/([.$B$22]*[.$B$24]^2*PI()))*[.$C$20])" office:value-type="float" office:value="-2.70461817835308" calcext:value-type="float">
            <text:p>-2,70461817835308</text:p>
          </table:table-cell>
          <table:table-cell table:formula="of:=([.$A6]/(4*[.$B$20]*[.$B$21]^(1/2))*(4/([.$B$22]*[.$B$24]^2*PI()))^0.5*[.$C$21])" office:value-type="float" office:value="60.8539090129443" calcext:value-type="float">
            <text:p>60,8539090129443</text:p>
          </table:table-cell>
          <table:table-cell table:formula="of:=([.$A6]/(2*[.$B$20]))*(4*[.$B$21]/([.$B$22]*PI()))^(0.5)*(-1*([.$B$24]^(-2)))*[.C$24]" office:value-type="float" office:value="-45.9274785003353" calcext:value-type="float">
            <text:p>-45,9274785003353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.24" calcext:value-type="float">
            <text:p>0,24</text:p>
          </table:table-cell>
          <table:table-cell table:formula="of:=[.K6]*(1/3)" office:value-type="float" office:value="0.08" calcext:value-type="float">
            <text:p>0,08</text:p>
          </table:table-cell>
          <table:table-cell office:value-type="float" office:value="0.239" calcext:value-type="float">
            <text:p>0,239</text:p>
          </table:table-cell>
          <table:table-cell table:formula="of:=[.M6]*(1/3)" office:value-type="float" office:value="0.0796666666666667" calcext:value-type="float">
            <text:p>0,079666666666667</text:p>
          </table:table-cell>
          <table:table-cell table:formula="of:=[.K6]-[.K7]" office:value-type="float" office:value="0.017" calcext:value-type="float">
            <text:p>0,017</text:p>
          </table:table-cell>
          <table:table-cell table:formula="of:=[.L6]-[.L7]" office:value-type="float" office:value="0.00566666666666665" calcext:value-type="float">
            <text:p>0,005666666666667</text:p>
          </table:table-cell>
          <table:table-cell table:formula="of:=[.M6]-[.M7]" office:value-type="float" office:value="0.016" calcext:value-type="float">
            <text:p>0,016</text:p>
          </table:table-cell>
          <table:table-cell table:formula="of:=[.N6]-[.N7]" office:value-type="float" office:value="0.00533333333333333" calcext:value-type="float">
            <text:p>0,005333333333333</text:p>
          </table:table-cell>
          <table:table-cell table:formula="of:=[.K6]-[.M6]" office:value-type="float" office:value="0.000999999999999973" calcext:value-type="float">
            <text:p>0,001</text:p>
          </table:table-cell>
          <table:table-cell table:formula="of:=ABS([.L6]-[.N6])" office:value-type="float" office:value="0.000333333333333324" calcext:value-type="float">
            <text:p>0,000333333333333</text:p>
          </table:table-cell>
          <table:table-cell/>
          <table:table-cell table:formula="of:=0.1*[.B6]" office:value-type="float" office:value="243.415636051777" calcext:value-type="float">
            <text:p>243,415636051777</text:p>
          </table:table-cell>
        </table:table-row>
        <table:table-row table:style-name="ro1">
          <table:table-cell table:formula="of:=[.A6]+1" office:value-type="float" office:value="7" calcext:value-type="float">
            <text:p>7</text:p>
          </table:table-cell>
          <table:table-cell table:formula="of:=([.A7]*SQRT([.$B$21]/([.$B$22]*[.$B$23])))/(2*[.$B$20])" office:value-type="float" office:value="2839.84908727074" calcext:value-type="float">
            <text:p>2839,84908727074</text:p>
          </table:table-cell>
          <table:table-cell table:number-columns-repeated="7"/>
          <table:table-cell office:value-type="float" office:value="13" calcext:value-type="float">
            <text:p>13</text:p>
          </table:table-cell>
          <table:table-cell office:value-type="float" office:value="0.223" calcext:value-type="float">
            <text:p>0,223</text:p>
          </table:table-cell>
          <table:table-cell table:formula="of:=[.K7]*(1/3)" office:value-type="float" office:value="0.0743333333333333" calcext:value-type="float">
            <text:p>0,074333333333333</text:p>
          </table:table-cell>
          <table:table-cell office:value-type="float" office:value="0.223" calcext:value-type="float">
            <text:p>0,223</text:p>
          </table:table-cell>
          <table:table-cell table:formula="of:=[.M7]*(1/3)" office:value-type="float" office:value="0.0743333333333333" calcext:value-type="float">
            <text:p>0,074333333333333</text:p>
          </table:table-cell>
          <table:table-cell table:formula="of:=[.K7]-[.K8]" office:value-type="float" office:value="0.017" calcext:value-type="float">
            <text:p>0,017</text:p>
          </table:table-cell>
          <table:table-cell table:formula="of:=[.L7]-[.L8]" office:value-type="float" office:value="0.00566666666666667" calcext:value-type="float">
            <text:p>0,005666666666667</text:p>
          </table:table-cell>
          <table:table-cell table:formula="of:=[.M7]-[.M8]" office:value-type="float" office:value="0.019" calcext:value-type="float">
            <text:p>0,019</text:p>
          </table:table-cell>
          <table:table-cell table:formula="of:=[.N7]-[.N8]" office:value-type="float" office:value="0.00633333333333333" calcext:value-type="float">
            <text:p>0,006333333333333</text:p>
          </table:table-cell>
          <table:table-cell table:formula="of:=[.K7]-[.M7]" office:value-type="float" office:value="0" calcext:value-type="float">
            <text:p>0</text:p>
          </table:table-cell>
          <table:table-cell table:formula="of:=ABS([.L7]-[.N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7]+1" office:value-type="float" office:value="8" calcext:value-type="float">
            <text:p>8</text:p>
          </table:table-cell>
          <table:table-cell table:formula="of:=([.A8]*SQRT([.$B$21]/([.$B$22]*[.$B$23])))/(2*[.$B$20])" office:value-type="float" office:value="3245.5418140237" calcext:value-type="float">
            <text:p>3245,5418140237</text:p>
          </table:table-cell>
          <table:table-cell table:number-columns-repeated="7"/>
          <table:table-cell office:value-type="float" office:value="11" calcext:value-type="float">
            <text:p>11</text:p>
          </table:table-cell>
          <table:table-cell office:value-type="float" office:value="0.206" calcext:value-type="float">
            <text:p>0,206</text:p>
          </table:table-cell>
          <table:table-cell table:formula="of:=[.K8]*(1/3)" office:value-type="float" office:value="0.0686666666666667" calcext:value-type="float">
            <text:p>0,068666666666667</text:p>
          </table:table-cell>
          <table:table-cell office:value-type="float" office:value="0.204" calcext:value-type="float">
            <text:p>0,204</text:p>
          </table:table-cell>
          <table:table-cell table:formula="of:=[.M8]*(1/3)" office:value-type="float" office:value="0.068" calcext:value-type="float">
            <text:p>0,068</text:p>
          </table:table-cell>
          <table:table-cell table:formula="of:=[.K8]-[.K9]" office:value-type="float" office:value="0.023" calcext:value-type="float">
            <text:p>0,023</text:p>
          </table:table-cell>
          <table:table-cell table:formula="of:=[.L8]-[.L9]" office:value-type="float" office:value="0.00766666666666667" calcext:value-type="float">
            <text:p>0,007666666666667</text:p>
          </table:table-cell>
          <table:table-cell table:formula="of:=[.M8]-[.M9]" office:value-type="float" office:value="0.02" calcext:value-type="float">
            <text:p>0,02</text:p>
          </table:table-cell>
          <table:table-cell table:formula="of:=[.N8]-[.N9]" office:value-type="float" office:value="0.00666666666666668" calcext:value-type="float">
            <text:p>0,006666666666667</text:p>
          </table:table-cell>
          <table:table-cell table:formula="of:=[.K8]-[.M8]" office:value-type="float" office:value="0.002" calcext:value-type="float">
            <text:p>0,002</text:p>
          </table:table-cell>
          <table:table-cell table:formula="of:=ABS([.L8]-[.N8])" office:value-type="float" office:value="0.000666666666666663" calcext:value-type="float">
            <text:p>0,000666666666667</text:p>
          </table:table-cell>
          <table:table-cell table:number-columns-repeated="2"/>
        </table:table-row>
        <table:table-row table:style-name="ro1">
          <table:table-cell table:formula="of:=[.A8]+1" office:value-type="float" office:value="9" calcext:value-type="float">
            <text:p>9</text:p>
          </table:table-cell>
          <table:table-cell table:formula="of:=([.A9]*SQRT([.$B$21]/([.$B$22]*[.$B$23])))/(2*[.$B$20])" office:value-type="float" office:value="3651.23454077666" calcext:value-type="float">
            <text:p>3651,23454077666</text:p>
          </table:table-cell>
          <table:table-cell table:number-columns-repeated="7"/>
          <table:table-cell office:value-type="float" office:value="9" calcext:value-type="float">
            <text:p>9</text:p>
          </table:table-cell>
          <table:table-cell office:value-type="float" office:value="0.183" calcext:value-type="float">
            <text:p>0,183</text:p>
          </table:table-cell>
          <table:table-cell table:formula="of:=[.K9]*(1/3)" office:value-type="float" office:value="0.061" calcext:value-type="float">
            <text:p>0,061</text:p>
          </table:table-cell>
          <table:table-cell office:value-type="float" office:value="0.184" calcext:value-type="float">
            <text:p>0,184</text:p>
          </table:table-cell>
          <table:table-cell table:formula="of:=[.M9]*(1/3)" office:value-type="float" office:value="0.0613333333333333" calcext:value-type="float">
            <text:p>0,061333333333333</text:p>
          </table:table-cell>
          <table:table-cell table:formula="of:=[.K9]-[.K10]" office:value-type="float" office:value="0.021" calcext:value-type="float">
            <text:p>0,021</text:p>
          </table:table-cell>
          <table:table-cell table:formula="of:=[.L9]-[.L10]" office:value-type="float" office:value="0.007" calcext:value-type="float">
            <text:p>0,007</text:p>
          </table:table-cell>
          <table:table-cell table:formula="of:=[.M9]-[.M10]" office:value-type="float" office:value="0.021" calcext:value-type="float">
            <text:p>0,021</text:p>
          </table:table-cell>
          <table:table-cell table:formula="of:=[.N9]-[.N10]" office:value-type="float" office:value="0.007" calcext:value-type="float">
            <text:p>0,007</text:p>
          </table:table-cell>
          <table:table-cell table:formula="of:=[.K9]-[.M9]" office:value-type="float" office:value="-0.001" calcext:value-type="float">
            <text:p>-0,001</text:p>
          </table:table-cell>
          <table:table-cell table:formula="of:=ABS([.L9]-[.N9])" office:value-type="float" office:value="0.000333333333333331" calcext:value-type="float">
            <text:p>0,000333333333333</text:p>
          </table:table-cell>
          <table:table-cell table:number-columns-repeated="2"/>
        </table:table-row>
        <table:table-row table:style-name="ro1">
          <table:table-cell table:formula="of:=[.A9]+1" office:value-type="float" office:value="10" calcext:value-type="float">
            <text:p>10</text:p>
          </table:table-cell>
          <table:table-cell table:formula="of:=([.A10]*SQRT([.$B$21]/([.$B$22]*[.$B$23])))/(2*[.$B$20])" office:value-type="float" office:value="4056.92726752962" calcext:value-type="float">
            <text:p>4056,92726752962</text:p>
          </table:table-cell>
          <table:table-cell table:number-columns-repeated="7"/>
          <table:table-cell office:value-type="float" office:value="7" calcext:value-type="float">
            <text:p>7</text:p>
          </table:table-cell>
          <table:table-cell office:value-type="float" office:value="0.162" calcext:value-type="float">
            <text:p>0,162</text:p>
          </table:table-cell>
          <table:table-cell table:formula="of:=[.K10]*(1/3)" office:value-type="float" office:value="0.054" calcext:value-type="float">
            <text:p>0,054</text:p>
          </table:table-cell>
          <table:table-cell office:value-type="float" office:value="0.163" calcext:value-type="float">
            <text:p>0,163</text:p>
          </table:table-cell>
          <table:table-cell table:formula="of:=[.M10]*(1/3)" office:value-type="float" office:value="0.0543333333333333" calcext:value-type="float">
            <text:p>0,054333333333333</text:p>
          </table:table-cell>
          <table:table-cell table:formula="of:=[.K10]-[.K11]" office:value-type="float" office:value="0.026" calcext:value-type="float">
            <text:p>0,026</text:p>
          </table:table-cell>
          <table:table-cell table:formula="of:=[.L10]-[.L11]" office:value-type="float" office:value="0.00866666666666666" calcext:value-type="float">
            <text:p>0,008666666666667</text:p>
          </table:table-cell>
          <table:table-cell table:formula="of:=[.M10]-[.M11]" office:value-type="float" office:value="0.025" calcext:value-type="float">
            <text:p>0,025</text:p>
          </table:table-cell>
          <table:table-cell table:formula="of:=[.N10]-[.N11]" office:value-type="float" office:value="0.00833333333333333" calcext:value-type="float">
            <text:p>0,008333333333333</text:p>
          </table:table-cell>
          <table:table-cell table:formula="of:=[.K10]-[.M10]" office:value-type="float" office:value="-0.001" calcext:value-type="float">
            <text:p>-0,001</text:p>
          </table:table-cell>
          <table:table-cell table:formula="of:=ABS([.L10]-[.N10])" office:value-type="float" office:value="0.000333333333333331" calcext:value-type="float">
            <text:p>0,000333333333333</text:p>
          </table:table-cell>
          <table:table-cell table:number-columns-repeated="2"/>
        </table:table-row>
        <table:table-row table:style-name="ro1">
          <table:table-cell table:formula="of:=[.A10]+1" office:value-type="float" office:value="11" calcext:value-type="float">
            <text:p>11</text:p>
          </table:table-cell>
          <table:table-cell table:formula="of:=([.A11]*SQRT([.$B$21]/([.$B$22]*[.$B$23])))/(2*[.$B$20])" office:value-type="float" office:value="4462.61999428258" calcext:value-type="float">
            <text:p>4462,61999428258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office:value-type="float" office:value="0.136" calcext:value-type="float">
            <text:p>0,136</text:p>
          </table:table-cell>
          <table:table-cell table:formula="of:=[.K11]*(1/3)" office:value-type="float" office:value="0.0453333333333333" calcext:value-type="float">
            <text:p>0,045333333333333</text:p>
          </table:table-cell>
          <table:table-cell office:value-type="float" office:value="0.138" calcext:value-type="float">
            <text:p>0,138</text:p>
          </table:table-cell>
          <table:table-cell table:formula="of:=[.M11]*(1/3)" office:value-type="float" office:value="0.046" calcext:value-type="float">
            <text:p>0,046</text:p>
          </table:table-cell>
          <table:table-cell table:formula="of:=[.K11]-[.K12]" office:value-type="float" office:value="0.019" calcext:value-type="float">
            <text:p>0,019</text:p>
          </table:table-cell>
          <table:table-cell table:formula="of:=[.L11]-[.L12]" office:value-type="float" office:value="0.00633333333333334" calcext:value-type="float">
            <text:p>0,006333333333333</text:p>
          </table:table-cell>
          <table:table-cell table:formula="of:=[.M11]-[.M12]" office:value-type="float" office:value="0.023" calcext:value-type="float">
            <text:p>0,023</text:p>
          </table:table-cell>
          <table:table-cell table:formula="of:=[.N11]-[.N12]" office:value-type="float" office:value="0.00766666666666667" calcext:value-type="float">
            <text:p>0,007666666666667</text:p>
          </table:table-cell>
          <table:table-cell table:formula="of:=[.K11]-[.M11]" office:value-type="float" office:value="-0.002" calcext:value-type="float">
            <text:p>-0,002</text:p>
          </table:table-cell>
          <table:table-cell table:formula="of:=ABS([.L11]-[.N11])" office:value-type="float" office:value="0.000666666666666663" calcext:value-type="float">
            <text:p>0,000666666666667</text:p>
          </table:table-cell>
          <table:table-cell table:number-columns-repeated="2"/>
        </table:table-row>
        <table:table-row table:style-name="ro1">
          <table:table-cell table:formula="of:=[.A11]+1" office:value-type="float" office:value="12" calcext:value-type="float">
            <text:p>12</text:p>
          </table:table-cell>
          <table:table-cell table:formula="of:=([.A12]*SQRT([.$B$21]/([.$B$22]*[.$B$23])))/(2*[.$B$20])" office:value-type="float" office:value="4868.31272103555" calcext:value-type="float">
            <text:p>4868,31272103555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office:value-type="float" office:value="0.117" calcext:value-type="float">
            <text:p>0,117</text:p>
          </table:table-cell>
          <table:table-cell table:formula="of:=[.K12]*(1/3)" office:value-type="float" office:value="0.039" calcext:value-type="float">
            <text:p>0,039</text:p>
          </table:table-cell>
          <table:table-cell office:value-type="float" office:value="0.115" calcext:value-type="float">
            <text:p>0,115</text:p>
          </table:table-cell>
          <table:table-cell table:formula="of:=[.M12]*(1/3)" office:value-type="float" office:value="0.0383333333333333" calcext:value-type="float">
            <text:p>0,038333333333333</text:p>
          </table:table-cell>
          <table:table-cell table:formula="of:=[.K12]-[.K13]" office:value-type="float" office:value="0.019" calcext:value-type="float">
            <text:p>0,019</text:p>
          </table:table-cell>
          <table:table-cell table:formula="of:=[.L12]-[.L13]" office:value-type="float" office:value="0.00633333333333334" calcext:value-type="float">
            <text:p>0,006333333333333</text:p>
          </table:table-cell>
          <table:table-cell table:formula="of:=[.M12]-[.M13]" office:value-type="float" office:value="-0.003" calcext:value-type="float">
            <text:p>-0,003</text:p>
          </table:table-cell>
          <table:table-cell table:formula="of:=[.N12]-[.N13]" office:value-type="float" office:value="-0.001" calcext:value-type="float">
            <text:p>-0,001</text:p>
          </table:table-cell>
          <table:table-cell table:formula="of:=[.K12]-[.M12]" office:value-type="float" office:value="0.002" calcext:value-type="float">
            <text:p>0,002</text:p>
          </table:table-cell>
          <table:table-cell table:formula="of:=ABS([.L12]-[.N12])" office:value-type="float" office:value="0.00066666666666667" calcext:value-type="float">
            <text:p>0,000666666666667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float" office:value="2" calcext:value-type="float">
            <text:p>2</text:p>
          </table:table-cell>
          <table:table-cell office:value-type="float" office:value="0.098" calcext:value-type="float">
            <text:p>0,098</text:p>
          </table:table-cell>
          <table:table-cell table:formula="of:=[.K13]*(1/3)" office:value-type="float" office:value="0.0326666666666667" calcext:value-type="float">
            <text:p>0,032666666666667</text:p>
          </table:table-cell>
          <table:table-cell office:value-type="float" office:value="0.118" calcext:value-type="float">
            <text:p>0,118</text:p>
          </table:table-cell>
          <table:table-cell table:formula="of:=[.M13]*(1/3)" office:value-type="float" office:value="0.0393333333333333" calcext:value-type="float">
            <text:p>0,039333333333333</text:p>
          </table:table-cell>
          <table:table-cell table:number-columns-repeated="4"/>
          <table:table-cell table:formula="of:=[.K13]-[.M13]" office:value-type="float" office:value="-0.02" calcext:value-type="float">
            <text:p>-0,02</text:p>
          </table:table-cell>
          <table:table-cell table:formula="of:=ABS([.L13]-[.N13])" office:value-type="float" office:value="0.00666666666666667" calcext:value-type="float">
            <text:p>0,00666666666666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Min</text:p>
          </table:table-cell>
          <table:table-cell table:formula="of:=MIN([.O1:.O11])" office:value-type="float" office:value="0.012" calcext:value-type="float">
            <text:p>0,012</text:p>
          </table:table-cell>
          <table:table-cell table:formula="of:=MIN([.P1:.P11])" office:value-type="float" office:value="0.00399999999999998" calcext:value-type="float">
            <text:p>0,004</text:p>
          </table:table-cell>
          <table:table-cell table:formula="of:=MIN([.Q1:.Q11])" office:value-type="float" office:value="0.013" calcext:value-type="float">
            <text:p>0,013</text:p>
          </table:table-cell>
          <table:table-cell table:formula="of:=MIN([.R1:.R11])" office:value-type="float" office:value="0.00433333333333331" calcext:value-type="float">
            <text:p>0,004333333333333</text:p>
          </table:table-cell>
          <table:table-cell table:formula="of:=MIN([.S1:.S11])" office:value-type="float" office:value="-0.002" calcext:value-type="float">
            <text:p>-0,002</text:p>
          </table:table-cell>
          <table:table-cell table:formula="of:=MIN([.T1:.T1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Max</text:p>
          </table:table-cell>
          <table:table-cell table:formula="of:=MAX([.O1:.O12])" office:value-type="float" office:value="0.026" calcext:value-type="float">
            <text:p>0,026</text:p>
          </table:table-cell>
          <table:table-cell table:formula="of:=MAX([.P1:.P12])" office:value-type="float" office:value="0.00866666666666666" calcext:value-type="float">
            <text:p>0,008666666666667</text:p>
          </table:table-cell>
          <table:table-cell table:formula="of:=MAX([.Q1:.Q12])" office:value-type="float" office:value="0.025" calcext:value-type="float">
            <text:p>0,025</text:p>
          </table:table-cell>
          <table:table-cell table:formula="of:=MAX([.R1:.R12])" office:value-type="float" office:value="0.00833333333333333" calcext:value-type="float">
            <text:p>0,008333333333333</text:p>
          </table:table-cell>
          <table:table-cell table:formula="of:=MAX([.S1:.S12])" office:value-type="float" office:value="0.002" calcext:value-type="float">
            <text:p>0,002</text:p>
          </table:table-cell>
          <table:table-cell table:formula="of:=MAX([.T1:.T12])" office:value-type="float" office:value="0.00066666666666667" calcext:value-type="float">
            <text:p>0,000666666666667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Mitte</text:p>
          </table:table-cell>
          <table:table-cell table:formula="of:=(1/12)*SUM([.O1:.O12])" office:value-type="float" office:value="0.0173333333333333" calcext:value-type="float">
            <text:p>0,017333333333333</text:p>
          </table:table-cell>
          <table:table-cell table:formula="of:=(1/12)*SUM([.P1:.P12])" office:value-type="float" office:value="0.00577777777777778" calcext:value-type="float">
            <text:p>0,005777777777778</text:p>
          </table:table-cell>
          <table:table-cell table:formula="of:=(1/12)*SUM([.Q1:.Q12])" office:value-type="float" office:value="0.01575" calcext:value-type="float">
            <text:p>0,01575</text:p>
          </table:table-cell>
          <table:table-cell table:formula="of:=(1/12)*SUM([.R1:.R12])" office:value-type="float" office:value="0.00525" calcext:value-type="float">
            <text:p>0,00525</text:p>
          </table:table-cell>
          <table:table-cell table:formula="of:=(1/12)*SUM([.S1:.S12])" office:value-type="float" office:value="-0.000250000000000002" calcext:value-type="float">
            <text:p>-0,00025</text:p>
          </table:table-cell>
          <table:table-cell table:formula="of:=(1/12)*SUM([.T1:.T12])" office:value-type="float" office:value="0.000361111111111111" calcext:value-type="float">
            <text:p>0,000361111111111</text:p>
          </table:table-cell>
          <table:table-cell table:number-columns-repeated="2"/>
        </table:table-row>
        <table:table-row table:style-name="ro1">
          <table:table-cell table:number-columns-repeated="14"/>
          <table:table-cell table:formula="of:=[.O16]-[.O14]" office:value-type="float" office:value="0.00533333333333338" calcext:value-type="float">
            <text:p>0,005333333333333</text:p>
          </table:table-cell>
          <table:table-cell table:formula="of:=[.P16]-[.P14]" office:value-type="float" office:value="0.0017777777777778" calcext:value-type="float">
            <text:p>0,001777777777778</text:p>
          </table:table-cell>
          <table:table-cell table:formula="of:=[.Q16]-[.Q14]" office:value-type="float" office:value="0.00275000000000004" calcext:value-type="float">
            <text:p>0,00275</text:p>
          </table:table-cell>
          <table:table-cell table:formula="of:=[.R16]-[.R14]" office:value-type="float" office:value="0.000916666666666685" calcext:value-type="float">
            <text:p>0,000916666666667</text:p>
          </table:table-cell>
          <table:table-cell table:formula="of:=[.S16]-[.S14]" office:value-type="float" office:value="0.00175" calcext:value-type="float">
            <text:p>0,00175</text:p>
          </table:table-cell>
          <table:table-cell table:formula="of:=[.T16]-[.T14]" office:value-type="float" office:value="0.000361111111111111" calcext:value-type="float">
            <text:p>0,000361111111111</text:p>
          </table:table-cell>
          <table:table-cell table:number-columns-repeated="2"/>
        </table:table-row>
        <table:table-row table:style-name="ro1">
          <table:table-cell table:number-columns-repeated="14"/>
          <table:table-cell table:formula="of:=[.O15]-[.O16]" office:value-type="float" office:value="0.00866666666666666" calcext:value-type="float">
            <text:p>0,008666666666667</text:p>
          </table:table-cell>
          <table:table-cell table:formula="of:=[.P15]-[.P16]" office:value-type="float" office:value="0.00288888888888889" calcext:value-type="float">
            <text:p>0,002888888888889</text:p>
          </table:table-cell>
          <table:table-cell table:formula="of:=[.Q15]-[.Q16]" office:value-type="float" office:value="0.00925" calcext:value-type="float">
            <text:p>0,00925</text:p>
          </table:table-cell>
          <table:table-cell table:formula="of:=[.R15]-[.R16]" office:value-type="float" office:value="0.00308333333333333" calcext:value-type="float">
            <text:p>0,003083333333333</text:p>
          </table:table-cell>
          <table:table-cell table:formula="of:=[.S15]-[.S16]" office:value-type="float" office:value="0.00225" calcext:value-type="float">
            <text:p>0,00225</text:p>
          </table:table-cell>
          <table:table-cell table:formula="of:=[.T15]-[.T16]" office:value-type="float" office:value="0.000305555555555558" calcext:value-type="float">
            <text:p>0,00030555555555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WERT</text:p>
          </table:table-cell>
          <table:table-cell office:value-type="string" calcext:value-type="string">
            <text:p>Fehler</text:p>
          </table:table-cell>
          <table:table-cell table:number-columns-repeated="19"/>
        </table:table-row>
        <table:table-row table:style-name="ro1">
          <table:table-cell table:style-name="ce2" office:value-type="string" calcext:value-type="string">
            <text:p>Länge</text:p>
          </table:table-cell>
          <table:table-cell table:style-name="ce3" office:value-type="float" office:value="0.9" calcext:value-type="float">
            <text:p>0,9</text:p>
          </table:table-cell>
          <table:table-cell table:style-name="ce3" table:formula="of:=10^-3" office:value-type="float" office:value="0.001" calcext:value-type="float">
            <text:p>0,001</text:p>
          </table:table-cell>
          <table:table-cell table:number-columns-repeated="19"/>
        </table:table-row>
        <table:table-row table:style-name="ro1">
          <table:table-cell table:style-name="ce2" office:value-type="string" calcext:value-type="string">
            <text:p>Kraft</text:p>
          </table:table-cell>
          <table:table-cell table:style-name="ce3" office:value-type="float" office:value="10" calcext:value-type="float">
            <text:p>10</text:p>
          </table:table-cell>
          <table:table-cell table:style-name="ce3" table:formula="of:=0.5" office:value-type="float" office:value="0.5" calcext:value-type="float">
            <text:p>0,5</text:p>
          </table:table-cell>
          <table:table-cell table:number-columns-repeated="19"/>
        </table:table-row>
        <table:table-row table:style-name="ro1">
          <table:table-cell table:style-name="ce2" office:value-type="string" calcext:value-type="string">
            <text:p>Dichte</text:p>
          </table:table-cell>
          <table:table-cell table:style-name="ce4" office:value-type="float" office:value="8500" calcext:value-type="float">
            <text:p>8,50E+03</text:p>
          </table:table-cell>
          <table:table-cell table:style-name="ce3" table:formula="of:=0" office:value-type="float" office:value="0" calcext:value-type="float">
            <text:p>0</text:p>
          </table:table-cell>
          <table:table-cell table:number-columns-repeated="19"/>
        </table:table-row>
        <table:table-row table:style-name="ro1">
          <table:table-cell table:style-name="ce2" office:value-type="string" calcext:value-type="string">
            <text:p>Area</text:p>
          </table:table-cell>
          <table:table-cell table:style-name="ce3" table:formula="of:=PI()*([.B24]/2)^2" office:value-type="float" office:value="0.00000000220618344098343" calcext:value-type="float">
            <text:p>2,20618344098343E-09</text:p>
          </table:table-cell>
          <table:table-cell table:style-name="ce3" table:formula="of:=0" office:value-type="float" office:value="0" calcext:value-type="float">
            <text:p>0</text:p>
          </table:table-cell>
          <table:table-cell table:number-columns-repeated="19"/>
        </table:table-row>
        <table:table-row table:style-name="ro1">
          <table:table-cell table:style-name="ce2" office:value-type="string" calcext:value-type="string">
            <text:p>Durchmesser</text:p>
          </table:table-cell>
          <table:table-cell table:style-name="ce3" table:formula="of:=53*10^-6" office:value-type="float" office:value="0.000053" calcext:value-type="float">
            <text:p>5,3E-05</text:p>
          </table:table-cell>
          <table:table-cell table:style-name="ce3" table:formula="of:=10^-6" office:value-type="float" office:value="0.000001" calcext:value-type="float">
            <text:p>1E-06</text:p>
          </table:table-cell>
          <table:table-cell table:number-columns-repeated="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10">00.00.0000</text:date>, <text:time style:data-style-name="N2" text:time-value="18:22:23.040230891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7T20:16:47.606110118</meta:creation-date>
    <dc:date>2019-01-10T07:05:25.709589479</dc:date>
    <meta:editing-duration>PT2H47M34S</meta:editing-duration>
    <meta:editing-cycles>9</meta:editing-cycles>
    <meta:generator>LibreOffice/6.0.6.2$Linux_X86_64 LibreOffice_project/00m0$Build-2</meta:generator>
    <meta:document-statistic meta:table-count="1" meta:cell-count="243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>
        <chart:symbol-image xlink:href="Pictures/2000000E000000DF000000DFE70F953EE04EB1F2.svm"/>
      </style:chart-properties>
    </style:style>
    <style:style style:name="ch4" style:family="chart" style:data-style-name="N0">
      <style:chart-properties chart:display-label="true" chart:logarithmic="false" chart:interval-major="1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graphic-properties svg:stroke-color="#dddddd"/>
    </style:style>
    <style:style style:name="ch8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bow-ti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1" style:family="chart">
      <style:chart-properties chart:solid-type="cuboid" chart:symbol-type="named-symbol" chart:symbol-name="bow-tie" chart:symbol-width="0.25cm" chart:symbol-height="0.25cm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8.633cm" svg:height="10.387cm" xlink:href=".." xlink:type="simple" chart:class="chart:scatter" chart:column-mapping="1 0" chart:style-name="ch1">
        <chart:title svg:x="3.266cm" svg:y="0.342cm" chart:style-name="ch2">
          <text:p>Abbildung 2: Grundfrequenz und Oberschwingung Versuch 1</text:p>
        </chart:title>
        <chart:plot-area chart:style-name="ch3" table:cell-range-address="Tabelle1.V1:Tabelle1.V6 Tabelle1.A1:Tabelle1.A6" svg:x="1.331cm" svg:y="1.25cm" svg:width="16.93cm" svg:height="8.001cm">
          <chartooo:coordinate-region svg:x="1.767cm" svg:y="1.411cm" svg:width="16.214cm" svg:height="7.272cm"/>
          <chart:axis chart:dimension="x" chart:name="primary-x" chart:style-name="ch4">
            <chart:title svg:x="8.588cm" svg:y="9.458cm" chart:style-name="ch5">
              <text:p>Frrequenz in Hz</text:p>
            </chart:title>
            <chart:grid chart:style-name="ch6" chart:class="major"/>
            <chart:grid chart:style-name="ch7" chart:class="minor"/>
          </chart:axis>
          <chart:axis chart:dimension="y" chart:name="primary-y" chart:style-name="ch8">
            <chart:title svg:x="0.451cm" svg:y="7.331cm" chart:style-name="ch9">
              <text:p>Harmonische Ordnungszahl</text:p>
            </chart:title>
          </chart:axis>
          <chart:series chart:style-name="ch10" chart:values-cell-range-address="Tabelle1.A1:Tabelle1.A6" chart:class="chart:scatter">
            <chart:domain table:cell-range-address="Tabelle1.V1:Tabelle1.V6"/>
            <chart:data-point chart:style-name="ch11" chart:repeated="2"/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V</text:p>
              </table:table-cell>
              <table:table-cell office:value-type="string">
                <text:p>Spalte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0.5692726752962">
                <text:p>40.5692726752962</text:p>
                <draw:g>
                  <svg:desc>Tabelle1.V1:Tabelle1.V6</svg:desc>
                </draw:g>
              </table:table-cell>
              <table:table-cell office:value-type="float" office:value="1">
                <text:p>1</text:p>
                <draw:g>
                  <svg:desc>Tabelle1.A1:Tabelle1.A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1.1385453505924">
                <text:p>81.138545350592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1.707818025889">
                <text:p>121.70781802588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2.277090701185">
                <text:p>162.27709070118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2.846363376481">
                <text:p>202.84636337648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43.415636051777">
                <text:p>243.415636051777</text:p>
              </table:table-cell>
              <table:table-cell office:value-type="float" office:value="6">
                <text:p>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1" chart:maximum="27" chart:origin="0" chart:interval-major="2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minimum="0.05" chart:maximum="0.325" chart:origin="0" chart:interval-major="0.0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dddddd"/>
    </style:style>
    <style:style style:name="ch9" style:family="chart" style:data-style-name="N0">
      <style:chart-properties chart:symbol-type="named-symbol" chart:symbol-name="bow-tie" chart:symbol-width="0.2cm" chart:symbol-height="0.2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chart-properties chart:solid-type="cuboid" chart:symbol-type="named-symbol" chart:symbol-name="bow-tie" chart:symbol-width="0.2cm" chart:symbol-height="0.2cm"/>
    </style:style>
    <style:style style:name="ch11" style:family="chart" style:data-style-name="N0">
      <style:chart-properties chart:symbol-type="named-symbol" chart:symbol-name="hourglass" chart:symbol-width="0.2cm" chart:symbol-height="0.2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chart-properties chart:solid-type="cuboid" chart:symbol-type="named-symbol" chart:symbol-name="hourglass" chart:symbol-width="0.2cm" chart:symbol-height="0.2cm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9.129cm" svg:height="10.76cm" xlink:href=".." xlink:type="simple" chart:class="chart:scatter" chart:style-name="ch1">
        <chart:title svg:x="2.39cm" svg:y="0.35cm" chart:style-name="ch2">
          <text:p>Abbildung 3: Frequenz der 3. Harmonischen bei Spannungsveränderung</text:p>
        </chart:title>
        <chart:legend chart:legend-position="bottom" svg:x="7.246cm" svg:y="10.24cm" style:legend-expansion="wide" chart:style-name="ch3"/>
        <chart:plot-area chart:style-name="ch4" table:cell-range-address="Tabelle1.J1:Tabelle1.K13 Tabelle1.M1:Tabelle1.M13" chart:data-source-has-labels="row" svg:x="0.382cm" svg:y="1.266cm" svg:width="18.365cm" svg:height="8.575cm">
          <chartooo:coordinate-region svg:x="1.294cm" svg:y="1.266cm" svg:width="17.266cm" svg:height="8.007cm"/>
          <chart:axis chart:dimension="x" chart:name="primary-x" chart:style-name="ch5">
            <chart:grid chart:style-name="ch6" chart:class="major"/>
          </chart:axis>
          <chart:axis chart:dimension="y" chart:name="primary-y" chart:style-name="ch7">
            <chart:grid chart:style-name="ch6" chart:class="major"/>
            <chart:grid chart:style-name="ch8" chart:class="minor"/>
          </chart:axis>
          <chart:series chart:style-name="ch9" chart:values-cell-range-address="Tabelle1.K1:Tabelle1.K13" loext:label-string="zunehmend" chart:class="chart:scatter">
            <chart:domain table:cell-range-address="Tabelle1.J1:Tabelle1.J13"/>
            <chart:data-point chart:repeated="5"/>
            <chart:data-point chart:style-name="ch10"/>
            <chart:data-point chart:repeated="7"/>
          </chart:series>
          <chart:series chart:style-name="ch11" chart:values-cell-range-address="Tabelle1.M1:Tabelle1.M13" loext:label-string="abnehmend" chart:class="chart:scatter">
            <chart:data-point chart:repeated="5"/>
            <chart:data-point chart:style-name="ch12"/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J</text:p>
              </table:table-cell>
              <table:table-cell office:value-type="string">
                <text:p>zunehmend</text:p>
              </table:table-cell>
              <table:table-cell office:value-type="string">
                <text:p>abnehmen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">
                <text:p>25</text:p>
                <draw:g>
                  <svg:desc>Tabelle1.J1:Tabelle1.J13</svg:desc>
                </draw:g>
              </table:table-cell>
              <table:table-cell office:value-type="float" office:value="0.306">
                <text:p>0.306</text:p>
                <draw:g>
                  <svg:desc>Tabelle1.K1:Tabelle1.K13</svg:desc>
                </draw:g>
              </table:table-cell>
              <table:table-cell office:value-type="float" office:value="0.307">
                <text:p>0.307</text:p>
                <draw:g>
                  <svg:desc>Tabelle1.M1:Tabelle1.M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3">
                <text:p>23</text:p>
              </table:table-cell>
              <table:table-cell office:value-type="float" office:value="0.293">
                <text:p>0.293</text:p>
              </table:table-cell>
              <table:table-cell office:value-type="float" office:value="0.294">
                <text:p>0.29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1">
                <text:p>21</text:p>
              </table:table-cell>
              <table:table-cell office:value-type="float" office:value="0.281">
                <text:p>0.281</text:p>
              </table:table-cell>
              <table:table-cell office:value-type="float" office:value="0.281">
                <text:p>0.28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">
                <text:p>19</text:p>
              </table:table-cell>
              <table:table-cell office:value-type="float" office:value="0.267">
                <text:p>0.267</text:p>
              </table:table-cell>
              <table:table-cell office:value-type="float" office:value="0.268">
                <text:p>0.26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7">
                <text:p>17</text:p>
              </table:table-cell>
              <table:table-cell office:value-type="float" office:value="0.253">
                <text:p>0.253</text:p>
              </table:table-cell>
              <table:table-cell office:value-type="float" office:value="0.254">
                <text:p>0.25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">
                <text:p>15</text:p>
              </table:table-cell>
              <table:table-cell office:value-type="float" office:value="0.24">
                <text:p>0.24</text:p>
              </table:table-cell>
              <table:table-cell office:value-type="float" office:value="0.239">
                <text:p>0.23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3">
                <text:p>13</text:p>
              </table:table-cell>
              <table:table-cell office:value-type="float" office:value="0.223">
                <text:p>0.223</text:p>
              </table:table-cell>
              <table:table-cell office:value-type="float" office:value="0.223">
                <text:p>0.22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1">
                <text:p>11</text:p>
              </table:table-cell>
              <table:table-cell office:value-type="float" office:value="0.206">
                <text:p>0.206</text:p>
              </table:table-cell>
              <table:table-cell office:value-type="float" office:value="0.204">
                <text:p>0.20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183">
                <text:p>0.183</text:p>
              </table:table-cell>
              <table:table-cell office:value-type="float" office:value="0.184">
                <text:p>0.18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0.162">
                <text:p>0.162</text:p>
              </table:table-cell>
              <table:table-cell office:value-type="float" office:value="0.163">
                <text:p>0.16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">
                <text:p>5</text:p>
              </table:table-cell>
              <table:table-cell office:value-type="float" office:value="0.136">
                <text:p>0.136</text:p>
              </table:table-cell>
              <table:table-cell office:value-type="float" office:value="0.138">
                <text:p>0.13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">
                <text:p>3</text:p>
              </table:table-cell>
              <table:table-cell office:value-type="float" office:value="0.117">
                <text:p>0.117</text:p>
              </table:table-cell>
              <table:table-cell office:value-type="float" office:value="0.115">
                <text:p>0.11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">
                <text:p>2</text:p>
              </table:table-cell>
              <table:table-cell office:value-type="float" office:value="0.098">
                <text:p>0.098</text:p>
              </table:table-cell>
              <table:table-cell office:value-type="float" office:value="0.118">
                <text:p>0.11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